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a420" officeooo:paragraph-rsid="0002a420"/>
    </style:style>
    <style:style style:name="P2" style:family="paragraph" style:parent-style-name="Standard">
      <style:paragraph-properties fo:text-align="justify" style:justify-single-word="false"/>
      <style:text-properties officeooo:rsid="0002a420" officeooo:paragraph-rsid="0002a420"/>
    </style:style>
    <style:style style:name="P3" style:family="paragraph" style:parent-style-name="Standard">
      <style:paragraph-properties fo:text-align="justify" style:justify-single-word="false"/>
      <style:text-properties officeooo:rsid="0002a420" officeooo:paragraph-rsid="000487fc"/>
    </style:style>
    <style:style style:name="P4" style:family="paragraph" style:parent-style-name="Standard">
      <style:paragraph-properties fo:text-align="justify" style:justify-single-word="false"/>
      <style:text-properties officeooo:rsid="000487fc" officeooo:paragraph-rsid="000487fc"/>
    </style:style>
    <style:style style:name="P5" style:family="paragraph" style:parent-style-name="Title">
      <style:paragraph-properties fo:text-align="justify" style:justify-single-word="false"/>
      <style:text-properties officeooo:rsid="000487fc" officeooo:paragraph-rsid="000487fc"/>
    </style:style>
    <style:style style:name="T1" style:family="text">
      <style:text-properties officeooo:rsid="000487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by Guiness Caffeine</text:p>
      <text:p text:style-name="P1"/>
      <text:p text:style-name="P1">Contains</text:p>
      <text:p text:style-name="P1">- <text:span text:style-name="T1">4cl Coffee</text:span></text:p>
      <text:p text:style-name="P1">- <text:span text:style-name="T1">2cl Bayleys</text:span></text:p>
      <text:p text:style-name="P1">- <text:span text:style-name="T1">2cl Kahlua</text:span></text:p>
      <text:p text:style-name="P1">- <text:span text:style-name="T1">2cl steamed milk</text:span></text:p>
      <text:p text:style-name="P1"/>
      <text:p text:style-name="P1"/>
      <text:p text:style-name="P3"><text:span text:style-name="T1">(1) Make Coffee</text:span></text:p>
      <text:p text:style-name="P4">(2) Add baby guinness</text:p>
      <text:p text:style-name="P4">(3) Add steamed milk</text:p>
      <text:p text:style-name="P4">(4) enjoy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33:31.793806977</meta:creation-date>
    <meta:generator>LibreOffice/6.1.3.2$Linux_X86_64 LibreOffice_project/10$Build-2</meta:generator>
    <dc:date>2018-12-23T00:51:46.118418806</dc:date>
    <meta:editing-duration>PT6M12S</meta:editing-duration>
    <meta:editing-cycles>2</meta:editing-cycles>
    <meta:document-statistic meta:table-count="0" meta:image-count="0" meta:object-count="0" meta:page-count="1" meta:paragraph-count="10" meta:word-count="30" meta:character-count="149" meta:non-whitespace-character-count="129"/>
  </office:meta>
</office:document-meta>
</file>